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1" table:number-columns-repeated="3" table:default-cell-style-name="ce21"/>
        <table:table-column table:style-name="co5" table:default-cell-style-name="ce24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x2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0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0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0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0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0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ПВС или если восем по хорошему, то кгввг-ls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0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0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0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0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0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0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formula="of:=SUM([.H2:.H255])" office:value-type="float" office:value="15" calcext:value-type="float">
            <text:p>15</text:p>
          </table:table-cell>
          <table:table-cell table:formula="of:=SUM([.I2:.I255])" office:value-type="float" office:value="20" calcext:value-type="float">
            <text:p>20</text:p>
          </table:table-cell>
          <table:table-cell table:formula="of:=SUM([.J2:.J255])" office:value-type="float" office:value="38" calcext:value-type="float">
            <text:p>38</text:p>
          </table:table-cell>
          <table:table-cell table:style-name="ce23"/>
          <table:table-cell table:number-columns-repeated="3"/>
          <table:table-cell table:style-name="ce21"/>
          <table:table-cell table:number-columns-repeated="16369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 calcext:value-type="string">
            <text:p>https://agava-shop.ru/</text:p>
          </table:table-cell>
          <table:table-cell table:style-name="ce10" table:number-columns-repeated="2"/>
          <table:table-cell table:style-name="ce15"/>
          <table:table-cell table:style-name="ce23" office:value-type="string" calcext:value-type="string">
            <text:p>PT 2,5-PE/L/N - Phoenix Contact - 3210538</text:p>
          </table:table-cell>
          <table:table-cell table:style-name="ce23"/>
          <table: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style-name="ce23"/>
          <table:table-cell table:style-name="ce15"/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 office:value-type="string" calcext:value-type="string">
            <text:p>PTTBS 1,5/S-KNX - Phoenix Contact — 3214663</text:p>
          </table:table-cell>
          <table:table-cell table:style-name="ce23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2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2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1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1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3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3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2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2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09T19:27:22.447365449</dc:date>
    <meta:editing-duration>PT14H15M27S</meta:editing-duration>
    <meta:editing-cycles>66</meta:editing-cycles>
    <meta:generator>LibreOffice/7.5.1.2$MacOSX_X86_64 LibreOffice_project/fcbaee479e84c6cd81291587d2ee68cba099e129</meta:generator>
    <meta:document-statistic meta:table-count="1" meta:cell-count="784" meta:object-count="0"/>
  </office:meta>
</office:document-meta>
</file>